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B000002FA1E036381EC67359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Square_20_45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" fo:font-size="13pt"/>
    </style:style>
    <style:style style:name="P3" style:family="paragraph">
      <loext:graphic-properties draw:fill="none" draw:fill-color="#ffffff"/>
      <style:text-properties style:font-name="Droid Sans Mono" fo:font-size="13pt"/>
    </style:style>
    <style:style style:name="P4" style:family="paragraph">
      <style:text-properties style:font-name="Droid Sans Mono" fo:font-size="11pt"/>
    </style:style>
    <style:style style:name="P5" style:family="paragraph">
      <loext:graphic-properties draw:fill="none" draw:fill-color="#ffffff"/>
      <style:text-properties style:font-name="Droid Sans Mono" fo:font-size="11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58cm" svg:height="11.481cm" svg:x="7.8cm" svg:y="1.8cm">
          <draw:image xlink:href="Pictures/100000000000040B000002FA1E036381EC673598.jpg" xlink:type="simple" xlink:show="embed" xlink:actuate="onLoad">
            <text:p/>
          </draw:image>
        </draw:frame>
        <draw:frame draw:style-name="gr2" draw:text-style-name="P3" draw:layer="layout" svg:width="2.428cm" svg:height="2.367cm" svg:x="22.2cm" svg:y="9.1cm">
          <draw:text-box>
            <text:p text:style-name="P2">(1) VCC</text:p>
            <text:p text:style-name="P2">(2) SDA</text:p>
            <text:p text:style-name="P2">(3) SCL</text:p>
            <text:p text:style-name="P2">GND</text:p>
          </draw:text-box>
        </draw:frame>
        <draw:frame draw:style-name="gr2" draw:text-style-name="P3" draw:layer="layout" svg:width="4.905cm" svg:height="1.838cm" draw:transform="rotate (-1.5707963267949) translate (18.938cm 10.4cm)">
          <draw:text-box>
            <text:p text:style-name="P2">( 8) TXD</text:p>
            <text:p text:style-name="P2">(10) RXD</text:p>
            <text:p text:style-name="P2">(12) PWM0/GPIO18</text:p>
          </draw:text-box>
        </draw:frame>
        <draw:frame draw:style-name="gr2" draw:text-style-name="P3" draw:layer="layout" svg:width="5.455cm" svg:height="2.896cm" draw:transform="rotate (-1.5707963267949) translate (16.696cm 12.945cm)">
          <draw:text-box>
            <text:p text:style-name="P2">( 7) GPIO4 <text:s/>(Btn2)</text:p>
            <text:p text:style-name="P2">(11) GPIO17 (Btn1)</text:p>
            <text:p text:style-name="P2">(13) GPIO77 (Btn4)</text:p>
            <text:p text:style-name="P2">(15) GPIO22 (Btn3)</text:p>
            <text:p text:style-name="P2">( 1) VCC</text:p>
          </draw:text-box>
        </draw:frame>
        <draw:frame draw:style-name="gr2" draw:text-style-name="P3" draw:layer="layout" svg:width="4.63cm" svg:height="0.78cm" draw:transform="rotate (-1.5707963267949) translate (13.5cm 12.9cm)">
          <draw:text-box>
            <text:p text:style-name="P2">(22) GPIO25 SNZ</text:p>
          </draw:text-box>
        </draw:frame>
        <draw:frame draw:style-name="gr2" draw:text-style-name="P3" draw:layer="layout" svg:width="6.005cm" svg:height="3.425cm" draw:transform="rotate (-1.5707963267949) translate (12.796cm 12.946cm)">
          <draw:text-box>
            <text:p text:style-name="P2">(30) GND</text:p>
            <text:p text:style-name="P2">(32) GPIO12 (EK1_SW)</text:p>
            <text:p text:style-name="P2">(34) GND</text:p>
            <text:p text:style-name="P2">(36) GPIO16 (EK2_SW)</text:p>
            <text:p text:style-name="P2">(38) GPIO20</text:p>
            <text:p text:style-name="P2">(40) GPIO22</text:p>
          </draw:text-box>
        </draw:frame>
        <draw:frame draw:style-name="gr2" draw:text-style-name="P5" draw:layer="layout" svg:width="5.392cm" svg:height="2.969cm" svg:x="2.295cm" svg:y="10.8cm">
          <draw:text-box>
            <text:p text:style-name="P4">(29) GPIO5 <text:s/>(EK1_CLK)</text:p>
            <text:p text:style-name="P4">(31) GPIO6 <text:s/>(EK1_DT)</text:p>
            <text:p text:style-name="P4">(33) GPIO13 (EK2_CLK)</text:p>
            <text:p text:style-name="P4">(35) GPIO19 (EK2_DT)</text:p>
            <text:p text:style-name="P4">(37) GPIO26 (IR)</text:p>
            <text:p text:style-name="P4">(39) GND</text:p>
          </draw:text-box>
        </draw:frame>
        <draw:line draw:style-name="gr3" draw:text-style-name="P6" draw:layer="layout" svg:x1="7.6cm" svg:y1="11.2cm" svg:x2="12.666cm" svg:y2="11.203cm">
          <text:p/>
        </draw:line>
        <draw:line draw:style-name="gr3" draw:text-style-name="P6" draw:layer="layout" svg:x1="7.6cm" svg:y1="11.6cm" svg:x2="12.1cm" svg:y2="11.6cm">
          <text:p/>
        </draw:line>
        <draw:line draw:style-name="gr3" draw:text-style-name="P6" draw:layer="layout" svg:x1="7.6cm" svg:y1="12cm" svg:x2="11.6cm" svg:y2="12cm">
          <text:p/>
        </draw:line>
        <draw:line draw:style-name="gr3" draw:text-style-name="P6" draw:layer="layout" svg:x1="7.6cm" svg:y1="12.5cm" svg:x2="11cm" svg:y2="12.5cm">
          <text:p/>
        </draw:line>
        <draw:line draw:style-name="gr3" draw:text-style-name="P6" draw:layer="layout" svg:x1="7.599cm" svg:y1="12.85cm" svg:x2="10.4cm" svg:y2="12.85cm">
          <text:p/>
        </draw:line>
        <draw:line draw:style-name="gr4" draw:text-style-name="P6" draw:layer="layout" svg:x1="10.25cm" svg:y1="12.801cm" svg:x2="10.25cm" svg:y2="11.298cm">
          <text:p/>
        </draw:line>
        <draw:line draw:style-name="gr4" draw:text-style-name="P6" draw:layer="layout" svg:x1="10.845cm" svg:y1="12.3cm" svg:x2="10.845cm" svg:y2="11.1cm">
          <text:p/>
        </draw:line>
        <draw:line draw:style-name="gr4" draw:text-style-name="P6" draw:layer="layout" svg:x1="11.445cm" svg:y1="11.8cm" svg:x2="11.445cm" svg:y2="11.2cm">
          <text:p/>
        </draw:line>
        <draw:line draw:style-name="gr4" draw:text-style-name="P6" draw:layer="layout" svg:x1="11.956cm" svg:y1="11.5cm" svg:x2="11.956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hard Bablok</meta:initial-creator>
    <meta:creation-date>2017-10-27T15:05:39.008943987</meta:creation-date>
    <dc:date>2017-10-27T15:41:54.680229921</dc:date>
    <dc:creator>Bernhard Bablok</dc:creator>
    <meta:editing-duration>PT4M15S</meta:editing-duration>
    <meta:editing-cycles>1</meta:editing-cycles>
    <meta:document-statistic meta:object-count="16"/>
    <meta:generator>LibreOffice/5.2.5.1$Linux_X86_64 LibreOffice_project/20m0$Build-1</meta:generator>
  </office:meta>
</office:document-meta>
</file>